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5df1" officeooo:paragraph-rsid="00005df1"/>
    </style:style>
    <style:style style:name="P2" style:family="paragraph" style:parent-style-name="Standard">
      <style:text-properties officeooo:rsid="0000ad7e" officeooo:paragraph-rsid="0000ad7e"/>
    </style:style>
    <style:style style:name="P3" style:family="paragraph" style:parent-style-name="Standard">
      <style:text-properties officeooo:rsid="00019b8c" officeooo:paragraph-rsid="00019b8c"/>
    </style:style>
    <style:style style:name="P4" style:family="paragraph" style:parent-style-name="Standard">
      <style:text-properties officeooo:rsid="0001bc36" officeooo:paragraph-rsid="00019b8c"/>
    </style:style>
    <style:style style:name="P5" style:family="paragraph" style:parent-style-name="Standard">
      <style:text-properties officeooo:rsid="0001bc36" officeooo:paragraph-rsid="0001bc36"/>
    </style:style>
    <style:style style:name="P6" style:family="paragraph" style:parent-style-name="Standard">
      <style:text-properties officeooo:rsid="00032c73" officeooo:paragraph-rsid="00032c73"/>
    </style:style>
    <style:style style:name="P7" style:family="paragraph" style:parent-style-name="Standard">
      <style:text-properties officeooo:rsid="00040830" officeooo:paragraph-rsid="00040830"/>
    </style:style>
    <style:style style:name="P8" style:family="paragraph" style:parent-style-name="Standard">
      <style:text-properties officeooo:rsid="000554ce" officeooo:paragraph-rsid="000554ce"/>
    </style:style>
    <style:style style:name="P9" style:family="paragraph" style:parent-style-name="Standard">
      <style:text-properties officeooo:rsid="00074352" officeooo:paragraph-rsid="00074352"/>
    </style:style>
    <style:style style:name="T1" style:family="text">
      <style:text-properties officeooo:rsid="00032c73"/>
    </style:style>
    <style:style style:name="T2" style:family="text">
      <style:text-properties officeooo:rsid="000554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ès 2° guerre Mondiale 1945 -54</text:p>
      <text:p text:style-name="P1"/>
      <text:p text:style-name="P1">Au début, l'ordinateur a un intérêt purement militaire.</text:p>
      <text:p text:style-name="P1"/>
      <text:p text:style-name="P1">Premier ordinateur(J.Mouchly , P.Eckert-&gt; Moore School Pennsylvania) :</text:p>
      <text:p text:style-name="P1">E<text:tab/>N<text:tab/>I<text:tab/>A<text:tab/>C</text:p>
      <text:p text:style-name="P1"><text:tab/><text:tab/><text:tab/><text:tab/><text:tab/><text:tab/>|→ <text:tab/>vitesse</text:p>
      <text:p text:style-name="P1">électromécanique<text:tab/>→<text:tab/>Electronic<text:tab/>|→<text:tab/>tubes à vide (radioamplificateur / peu fiable)</text:p>
      <text:p text:style-name="P1">analogique<text:tab/><text:tab/>←→<text:tab/>Numerical<text:tab/>→ <text:tab/>digital</text:p>
      <text:p text:style-name="P1">equation diff / balistique →<text:tab/>Integrator </text:p>
      <text:p text:style-name="P1"><text:tab/><text:tab/><text:tab/><text:tab/>And</text:p>
      <text:p text:style-name="P1"><text:tab/><text:tab/><text:tab/><text:tab/>Computer</text:p>
      <text:p text:style-name="P1"/>
      <text:p text:style-name="P1">redondance =&gt; Amélioration des tubes à vide</text:p>
      <text:p text:style-name="P1">Modulaire → Adaptation de partie qui marche pour prendre le travail de ceux qui ne marche pas (Comme les parties du cerveau)</text:p>
      <text:p text:style-name="P1">Page 24</text:p>
      <text:p text:style-name="P1"/>
      <text:p text:style-name="P1">Les tubes à vides =&gt; Amplificateur =&gt; Peu servir comme relais</text:p>
      <text:p text:style-name="P1"/>
      <text:p text:style-name="P1"/>
      <text:p text:style-name="P2">Ballistic Reserch lab</text:p>
      <text:p text:style-name="P2">H.Goldstine financement de l'ENIAC car ils en avaient besoin pour la guerre. (1943)</text:p>
      <text:p text:style-name="P2">Projet ambitieux en temps de guerre (beaucoup de tubes à vides)</text:p>
      <text:p text:style-name="P2">Prêt trop tard (1946) (Putain dommage)</text:p>
      <text:p text:style-name="P2"/>
      <text:p text:style-name="P2">John von Neumann (Mathématicien , personne « amplificatrice » de projets embitieux (récupère le projet des autres et tente de forcer la création) ) → Projet Manhattan (Los Alamos) (Bombes)</text:p>
      <text:p text:style-name="P2"/>
      <text:p text:style-name="P2">Page 22 Statistiques ENIAC</text:p>
      <text:p text:style-name="P5"/>
      <text:p text:style-name="P2">On parle de machine parallèle</text:p>
      <text:p text:style-name="P2"/>
      <text:p text:style-name="P3">Page 26</text:p>
      <text:p text:style-name="P4"/>
      <text:p text:style-name="P5">Rip (Explications non prises)</text:p>
      <text:p text:style-name="P5"/>
      <text:p text:style-name="P5">calcul : 5000 add/sec</text:p>
      <text:p text:style-name="P5"/>
      <text:p text:style-name="P5">Lecture de carte : 2/sec</text:p>
      <text:p text:style-name="P1"/>
      <text:p text:style-name="P5">1947 – 1948 <text:tab/>Recâblage de l'ENIAC</text:p>
      <text:p text:style-name="P5"/>
      <text:p text:style-name="P5">« stored program machine »</text:p>
      <text:p text:style-name="P5"/>
      <text:p text:style-name="P5">programmes enregistrés en mémoire</text:p>
      <text:p text:style-name="P5"/>
      <text:p text:style-name="P5">→ von Neumann architecture</text:p>
      <text:p text:style-name="P5"/>
      <text:p text:style-name="P5"/>
      <text:p text:style-name="P5"/>
      <text:p text:style-name="P5"/>
      <text:p text:style-name="P5"><text:soft-page-break/>von Neumann 1945</text:p>
      <text:p text:style-name="P5">Premier rapport public simplifié</text:p>
      <text:p text:style-name="P5">« First daft of the EDVAC »</text:p>
      <text:p text:style-name="P5"/>
      <text:p text:style-name="P5">→ architectures simplifiée pour un ordinateur</text:p>
      <text:p text:style-name="P5"/>
      <text:p text:style-name="P5">→ Mettre les programmes dans la machine <text:span text:style-name="T1">commande</text:span></text:p>
      <text:p text:style-name="P5"><text:tab/>L&gt; commandes et nombres sont donc dans le même format</text:p>
      <text:p text:style-name="P5"/>
      <text:p text:style-name="P6">commandes et nombres :</text:p>
      <text:p text:style-name="P6">-mots de 12 bits</text:p>
      <text:p text:style-name="P6">- commande 6 bits</text:p>
      <text:p text:style-name="P6">- nombres 12 bits</text:p>
      <text:p text:style-name="P6"/>
      <text:p text:style-name="P6"/>
      <text:p text:style-name="P6">deux bits précèdent les 12 bits précisant si c'est un nombre ou une commande (11 , 01 …)</text:p>
      <text:p text:style-name="P6"/>
      <text:p text:style-name="P6">→ programmation centralisée </text:p>
      <text:p text:style-name="P6"/>
      <text:p text:style-name="P6">« simulation »</text:p>
      <text:p text:style-name="P6"/>
      <text:p text:style-name="P6">5 à 10 fois plus lent programmation plus facile</text:p>
      <text:p text:style-name="P6"/>
      <text:p text:style-name="P6">Commandes :</text:p>
      <text:p text:style-name="P6">1) ordres de transfert</text:p>
      <text:p text:style-name="P6">2) ordres arithmétiques</text:p>
      <text:p text:style-name="P6">3) ordres d'entrée et de sortie</text:p>
      <text:p text:style-name="P6">4) ordres de contrôle :</text:p>
      <text:p text:style-name="P6"><text:tab/>x itération</text:p>
      <text:p text:style-name="P6"><text:tab/>x arrêt</text:p>
      <text:p text:style-name="P6"><text:tab/>x conditionnel</text:p>
      <text:p text:style-name="P6"><text:tab/>x sout (conditionnel inconditionnel)</text:p>
      <text:p text:style-name="P6"><text:tab/>…</text:p>
      <text:p text:style-name="P6"/>
      <text:p text:style-name="P7">ENIAC</text:p>
      <text:p text:style-name="P7"><text:tab/>2jours<text:tab/><text:tab/>15 minutes</text:p>
      <text:p text:style-name="P7"><text:tab/>de prog<text:tab/>de</text:p>
      <text:p text:style-name="P7"><text:tab/><text:tab/><text:tab/>calcul</text:p>
      <text:p text:style-name="P7"><text:tab/><text:tab/><text:tab/>(300x plus vite)</text:p>
      <text:p text:style-name="P7"/>
      <text:p text:style-name="P7">Bell V</text:p>
      <text:p text:style-name="P7"><text:tab/>1h progr<text:tab/>+<text:tab/>70h de calcul</text:p>
      <text:p text:style-name="P7"/>
      <text:p text:style-name="P7">IBM → 4 semaines</text:p>
      <text:p text:style-name="P7"><text:tab/>vitesse de calcul manuel</text:p>
      <text:p text:style-name="P7">bottleneck</text:p>
      <text:p text:style-name="P7">embouteillage de la programmation</text:p>
      <text:p text:style-name="P7"><text:tab/><text:tab/>de mémoire</text:p>
      <text:p text:style-name="P7"/>
      <text:p text:style-name="P7">→ Machine sérielle ou séquentielle</text:p>
      <text:p text:style-name="P7"/>
      <text:p text:style-name="P7"/>
      <text:p text:style-name="P7"><text:soft-page-break/>Etats unis :</text:p>
      <text:p text:style-name="P7">→ Universités : SWAC , SEAC, …</text:p>
      <text:p text:style-name="P7"><text:tab/><text:tab/><text:tab/>whirlwind(MIT)…</text:p>
      <text:p text:style-name="P7">→ IBM (ne font rien avant 1952) →<text:span text:style-name="T2"> Blanche Neige</text:span></text:p>
      <text:p text:style-name="P7"><text:tab/>→<text:span text:style-name="T2"> IBM701 → 1954 IBM / 740 / 650 → usage scientifique: 123</text:span></text:p>
      <text:p text:style-name="P7"><text:tab/><text:tab/><text:tab/><text:tab/><text:tab/><text:tab/> →<text:span text:style-name="T2"> usage comptabilité : 2000</text:span></text:p>
      <text:p text:style-name="P7"/>
      <text:p text:style-name="P7">→<text:span text:style-name="T2"> entreprises : 7 nains (Vendent moins)</text:span></text:p>
      <text:p text:style-name="P8">Echert &amp; Mouchly</text:p>
      <text:p text:style-name="P8">EMCC : Univac universal computer</text:p>
      <text:p text:style-name="P7"/>
      <text:p text:style-name="P7"/>
      <text:p text:style-name="P7">Royaume -uni</text:p>
      <text:p text:style-name="P7"/>
      <text:p text:style-name="P8">Cambridge → EDSAC 1949 (Titre de premier ordinateur aussi) → LEO (Premier ordi commercial)</text:p>
      <text:p text:style-name="P8">Manchester → Manchester Mark 1 (Manchester Baby 1948) → Ferranti Mark I</text:p>
      <text:p text:style-name="P8"/>
      <text:p text:style-name="P9">France =&gt; Louis Coffinial (Gros bâtard politique) 1956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09:26:10.001071603</meta:creation-date>
    <dc:date>2015-10-07T11:20:09.102295255</dc:date>
    <meta:editing-duration>PT2M7S</meta:editing-duration>
    <meta:editing-cycles>1</meta:editing-cycles>
    <meta:document-statistic meta:table-count="0" meta:image-count="0" meta:object-count="0" meta:page-count="3" meta:paragraph-count="79" meta:word-count="447" meta:character-count="2632" meta:non-whitespace-character-count="2212"/>
    <meta:generator>LibreOffice/4.2.8.2$Linux_X86_64 LibreOffice_project/420m0$Build-2</meta:generator>
  </office:meta>
</office:document-meta>
</file>